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2dbb" officeooo:paragraph-rsid="00172dbb"/>
    </style:style>
    <style:style style:name="P2" style:family="paragraph" style:parent-style-name="Standard">
      <style:paragraph-properties fo:text-align="start" style:justify-single-word="false"/>
      <style:text-properties officeooo:rsid="00172dbb" officeooo:paragraph-rsid="00172dbb"/>
    </style:style>
    <style:style style:name="P3" style:family="paragraph" style:parent-style-name="Standard">
      <style:paragraph-properties fo:text-align="start" style:justify-single-word="false"/>
      <style:text-properties officeooo:rsid="00172dbb" officeooo:paragraph-rsid="00173d78"/>
    </style:style>
    <style:style style:name="P4" style:family="paragraph" style:parent-style-name="Standard">
      <style:paragraph-properties fo:text-align="start" style:justify-single-word="false"/>
      <style:text-properties officeooo:rsid="0017fc1a" officeooo:paragraph-rsid="0017fc1a"/>
    </style:style>
    <style:style style:name="P5" style:family="paragraph" style:parent-style-name="Standard">
      <style:paragraph-properties fo:text-align="start" style:justify-single-word="false"/>
      <style:text-properties officeooo:rsid="00194909" officeooo:paragraph-rsid="00194909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7fc1a" officeooo:paragraph-rsid="0017fc1a"/>
    </style:style>
    <style:style style:name="P7" style:family="paragraph" style:parent-style-name="Standard">
      <style:paragraph-properties fo:text-align="start" style:justify-single-word="false"/>
      <style:text-properties officeooo:rsid="0017fc1a" officeooo:paragraph-rsid="0017fc1a"/>
    </style:style>
    <style:style style:name="T1" style:family="text">
      <style:text-properties officeooo:rsid="00173d78"/>
    </style:style>
    <style:style style:name="T2" style:family="text">
      <style:text-properties officeooo:rsid="0017fc1a"/>
    </style:style>
    <style:style style:name="T3" style:family="text">
      <style:text-properties officeooo:rsid="0019490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ac0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9ac0e" style:font-style-asian="italic" style:font-style-complex="italic"/>
    </style:style>
    <style:style style:name="T9" style:family="text">
      <style:text-properties fo:font-style="italic" officeooo:rsid="00194909" style:font-style-asian="italic" style:font-style-complex="italic"/>
    </style:style>
    <style:style style:name="T10" style:family="text">
      <style:text-properties fo:font-style="italic" fo:font-weight="normal" officeooo:rsid="0019ac0e" style:font-style-asian="italic" style:font-weight-asian="normal" style:font-style-complex="italic" style:font-weight-complex="normal"/>
    </style:style>
    <style:style style:name="T11" style:family="text">
      <style:text-properties officeooo:rsid="001d8f3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SATION COURS USTH</text:p>
      <text:p text:style-name="P1">22/06/22</text:p>
      <text:p text:style-name="P1"/>
      <text:p text:style-name="P2">Participant·e·s : Patrick Taillandier, Quynh Nga Phung, Léo Biré </text:p>
      <text:p text:style-name="P2">Horaire : 17h30 – 21h45</text:p>
      <text:p text:style-name="P2"/>
      <text:p text:style-name="P4"><text:span text:style-name="T4">Présentation de la démarche scientifique</text:span> <text:span text:style-name="T3">(</text:span><text:span text:style-name="T8">Léo, Quynh Nga, </text:span><text:span text:style-name="T9">1h</text:span><text:span text:style-name="T3">) </text:span>:</text:p>
      <text:p text:style-name="P4">- <text:span text:style-name="T11">Présentation rapide Nga et Léo (2’)</text:span></text:p>
      <text:p text:style-name="P4">- Les systèmes socio-environnementaux en sciences sociales <text:span text:style-name="T3">(15’)</text:span></text:p>
      <text:p text:style-name="P4">- Adresser un problème socio-environnemental <text:span text:style-name="T3">(30’)</text:span></text:p>
      <text:list xml:id="list275214608" text:style-name="L1">
        <text:list-item>
          <text:p text:style-name="P6">La campagne d’entretiens semi-directifs</text:p>
        </text:list-item>
        <text:list-item>
          <text:p text:style-name="P6">La structuration d’une démarche de participation du public</text:p>
        </text:list-item>
        <text:list-item>
          <text:p text:style-name="P6">Construire un jeu sérieux</text:p>
        </text:list-item>
      </text:list>
      <text:p text:style-name="P4">- Le jeu sérieux : bénéfices et limites <text:span text:style-name="T3">(15’)</text:span></text:p>
      <text:p text:style-name="P2"/>
      <text:p text:style-name="P2"><text:span text:style-name="T4">Mise en place du jeu sérieux</text:span><text:span text:style-name="T5"> </text:span><text:span text:style-name="T6">(</text:span><text:span text:style-name="T10">2h</text:span><text:span text:style-name="T6">)</text:span> :</text:p>
      <text:p text:style-name="P3">- <text:span text:style-name="T1">Installation du jeu (10’)</text:span></text:p>
      <text:p text:style-name="P3">- Explication des règles (15-20’)</text:p>
      <text:p text:style-name="P2">- <text:span text:style-name="T2">Déroulement du jeu (1h30’)</text:span></text:p>
      <text:p text:style-name="P2"/>
      <text:p text:style-name="P5"><text:span text:style-name="T4">Retour sur le code du jeu</text:span> (<text:span text:style-name="T7">Patrick, 45’</text:span>) :</text:p>
      <text:p text:style-name="P5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09:01:44.869118887</meta:creation-date>
    <dc:date>2022-06-20T13:11:42.267485567</dc:date>
    <meta:editing-duration>PT25M1S</meta:editing-duration>
    <meta:editing-cycles>4</meta:editing-cycles>
    <meta:generator>LibreOffice/7.3.3.2$Linux_X86_64 LibreOffice_project/30$Build-2</meta:generator>
    <meta:document-statistic meta:table-count="0" meta:image-count="0" meta:object-count="0" meta:page-count="1" meta:paragraph-count="17" meta:word-count="108" meta:character-count="668" meta:non-whitespace-character-count="578"/>
  </office:meta>
</office:document-meta>
</file>